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fo:font-size="12pt" style:font-size-asian="12pt"/>
    </style:style>
    <style:style style:name="P2" style:family="paragraph" style:parent-style-name="Standard"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024154" officeooo:paragraph-rsid="00024154" style:font-size-asian="8pt" style:font-style-asian="normal" style:font-name-complex="Arial" style:font-style-complex="norm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24154" officeooo:paragraph-rsid="00024154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24154" officeooo:paragraph-rsid="00024154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24154" officeooo:paragraph-rsid="00024154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9" style:family="paragraph" style:parent-style-name="Standard">
      <style:text-properties style:font-name="Arial" fo:font-style="normal" officeooo:rsid="0001cf77" officeooo:paragraph-rsid="0001cf7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24154" officeooo:paragraph-rsid="00024154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24154" officeooo:paragraph-rsid="00024154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24154" officeooo:paragraph-rsid="00024154" style:font-weight-asian="normal" style:font-name-complex="Arial" style:font-weight-complex="normal"/>
    </style:style>
    <style:style style:name="P24" style:family="paragraph" style:parent-style-name="Heading_20_3">
      <style:text-properties fo:font-style="normal" officeooo:rsid="0001cf77" officeooo:paragraph-rsid="0001cf77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normal" officeooo:rsid="00024154" style:font-size-asian="12pt" style:font-style-asian="normal" style:font-style-complex="normal"/>
    </style:style>
    <style:style style:name="T3" style:family="text">
      <style:text-properties fo:font-size="8pt" style:font-size-asian="8pt"/>
    </style:style>
    <style:style style:name="T4" style:family="text">
      <style:text-properties fo:font-size="8pt" fo:font-style="italic" style:font-size-asian="8pt" style:font-style-asian="italic"/>
    </style:style>
    <style:style style:name="T5" style:family="text">
      <style:text-properties style:font-name="Arial" fo:font-size="8pt" fo:font-style="italic" style:font-size-asian="8pt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24154"/>
    </style:style>
    <style:style style:name="T10" style:family="text">
      <style:text-properties fo:font-style="normal" officeooo:rsid="00024154" style:font-style-asian="normal" style:font-style-complex="normal"/>
    </style:style>
    <style:style style:name="T11" style:family="text">
      <style:text-properties fo:font-style="normal" fo:font-weight="normal" officeooo:rsid="00024154" style:font-style-asian="normal" style:font-weight-asian="normal" style:font-style-complex="normal" style:font-weight-complex="normal"/>
    </style:style>
    <style:style style:name="T12" style:family="text">
      <style:text-properties fo:font-weight="normal" officeooo:rsid="00024154" style:font-weight-asian="normal" style:font-weight-complex="normal"/>
    </style:style>
    <style:style style:name="T13" style:family="text">
      <style:text-properties fo:font-weight="normal" officeooo:rsid="00024154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" text:outline-level="1">Caso de Uso</text:h>
          </table:table-cell>
          <table:table-cell table:style-name="Tabla1.B1" table:number-columns-spanned="5" office:value-type="string">
            <text:h text:style-name="P24" text:outline-level="3">Asignar horario personal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/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Administrativo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0">El miembro del personal tiene que estar contratado y registra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20">Se ha creado un registro de tipo horario al que podrá acceder el miembro del perso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0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17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1">Asignar al miembro del personal que se desee un registro en el sistema para que pueda consultar su horario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1"><text:span text:style-name="T2">El administrativo indicará al sistema que desea asignar un horario a un miembro del personal. Para ello deberá introducir un identificador del miembro. El sistema creará un registro de tipo horario y le pedirá al administrador que lo inicialice. Una vez lo rellene el administrativo y lo envíe al sistema recibirá un mensaje de confirmación.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2">A<text:span text:style-name="T9">dministrador: Indica al sistema que quiere asignar un horario a un miembro del personal identificado por un id.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12"><text:span text:style-name="T13">El sistema crea un registro de tipo horario y se lo devuelve al administrador para que lo inicialice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3">Administrador: Inicializa el horario y se lo pasa al sistema.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9">4</text:p>
          </table:table-cell>
          <table:table-cell table:style-name="Tabla4.D5" office:value-type="string">
            <text:p text:style-name="P18"><text:span text:style-name="T12">El sistema actualizará los cambios y le enviará al administrador un mensaje de confirmación.</text:span></text:p>
          </table:table-cell>
        </table:table-row>
        <table:table-row table:style-name="Tabla4.2">
          <table:table-cell table:style-name="Tabla4.A6" office:value-type="string">
            <text:p text:style-name="P17">5</text:p>
          </table:table-cell>
          <table:table-cell table:style-name="Tabla4.B6" office:value-type="string">
            <text:p text:style-name="P23">Administrador: Recibe un mensaje de confirmación del sistema.</text:p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8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<text:span text:style-name="T9">3</text:span>a</text:p>
          </table:table-cell>
          <table:table-cell table:style-name="Tabla5.B2" table:number-columns-spanned="4" office:value-type="string">
            <text:p text:style-name="P12"><text:span text:style-name="T13">El administrador recibe un mensaje de error si el identificador del miembro del personal no es válido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6"><text:span text:style-name="T9">5a</text:span></text:p>
          </table:table-cell>
          <table:table-cell table:style-name="Tabla5.B3" table:number-columns-spanned="4" office:value-type="string">
            <text:p text:style-name="P23">El administrador recibe un mensaje de error si ha habido algún problema a la hora de inicializar el registro horario del miembro del personal y se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Moderada, dependerá del número de miembros del personal de la clínica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4">Moderado, con tiempo de respuesta aceptable.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3"><text:span text:style-name="T11">Moderada</text:span>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<text:span text:style-name="T10">Moderada</text:span>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3"><text:span text:style-name="T11">En desarrollo</text:span>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"><text:span text:style-name="T10">Moderada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7T12:40:49.239839839</dc:date>
    <meta:print-date>2012-03-13T15:37:00</meta:print-date>
    <meta:editing-cycles>9</meta:editing-cycles>
    <meta:editing-duration>PT33M16S</meta:editing-duration>
    <meta:document-statistic meta:table-count="5" meta:image-count="0" meta:object-count="0" meta:page-count="1" meta:paragraph-count="51" meta:word-count="296" meta:character-count="1845" meta:non-whitespace-character-count="1599"/>
    <meta:generator>LibreOffice/5.4.6.2$Linux_X86_64 LibreOffice_project/40m0$Build-2</meta:generator>
  </office:meta>
</office:document-meta>
</file>